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cbc3" officeooo:paragraph-rsid="000fcbc3"/>
    </style:style>
    <style:style style:name="P2" style:family="paragraph" style:parent-style-name="Standard">
      <style:text-properties officeooo:rsid="0010df32" officeooo:paragraph-rsid="0010df32"/>
    </style:style>
    <style:style style:name="P3" style:family="paragraph" style:parent-style-name="Standard">
      <style:paragraph-properties fo:text-align="center" style:justify-single-word="false"/>
      <style:text-properties officeooo:rsid="00134abd" officeooo:paragraph-rsid="00134abd"/>
    </style:style>
    <style:style style:name="T1" style:family="text">
      <style:text-properties officeooo:rsid="0010df32"/>
    </style:style>
    <style:style style:name="T2" style:family="text">
      <style:text-properties officeooo:rsid="00127ce4"/>
    </style:style>
    <style:style style:name="T3" style:family="text">
      <style:text-properties officeooo:rsid="00134ab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ravis Robinson</text:p>
      <text:p text:style-name="P3">Project 0</text:p>
      <text:p text:style-name="P3">Simple OpenMP Experiment</text:p>
      <text:p text:style-name="P3">CS475</text:p>
      <text:p text:style-name="P3">Spring 2016</text:p>
      <text:p text:style-name="P1"/>
      <text:p text:style-name="P1"><text:span text:style-name="T2">Results for One</text:span> Thread:</text:p>
      <text:p text:style-name="P1">Peak: <text:span text:style-name="T1">107.23 MegaMults/Sec</text:span></text:p>
      <text:p text:style-name="P1">Average: <text:span text:style-name="T1">106.50 </text:span>MegaMults/Sec</text:p>
      <text:p text:style-name="P1"/>
      <text:p text:style-name="P1"><text:span text:style-name="T1">Results for Four</text:span> Threads:</text:p>
      <text:p text:style-name="P1">Peak: <text:span text:style-name="T1">425.86 MegaMults/Sec</text:span></text:p>
      <text:p text:style-name="P1">Average: <text:span text:style-name="T1">419.29 MegaMults/Sec</text:span></text:p>
      <text:p text:style-name="P1"/>
      <text:p text:style-name="P2">Commentary:</text:p>
      <text:p text:style-name="P2">For project 0, I used OSUs Flip server, at access.engr.oregonstate.edu. For one thread, I recevied a peak performance of 107.23 MegaMults/Sec with an average of 106.50 MegaMults/Sec. For four threads, I got a peak of 425.86 MegaMults/Sec with an average of 419.29 MegaMults/Sec, <text:span text:style-name="T3">so with four threads, the computer is able to process the data roughly four times as quickly.</text:span></text:p>
      <text:p text:style-name="P2"/>
      <text:p text:style-name="P2">I believe that I got these results because using four threads, the computer is able to have four concurrent calculations done on the data, <text:span text:style-name="T3">as opposed to a single calculation with one thread. This allows the computer to break the data to be manipulated into four sections, and each thread is able to take one to act on. Sort of like painting a house where each person paints one wall. It's unable to fully reach four times the speed though because of the time taken to create the threads and divide the loop up between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7:22:06.186000000</meta:creation-date>
    <dc:date>2016-04-01T18:30:38.526000000</dc:date>
    <meta:editing-duration>PT7M59S</meta:editing-duration>
    <meta:editing-cycles>1</meta:editing-cycles>
    <meta:document-statistic meta:table-count="0" meta:image-count="0" meta:object-count="0" meta:page-count="1" meta:paragraph-count="14" meta:word-count="187" meta:character-count="1128" meta:non-whitespace-character-count="955"/>
    <meta:generator>LibreOffice/5.0.0.5$Windows_x86 LibreOffice_project/1b1a90865e348b492231e1c451437d7a15bb262b</meta:generator>
  </office:meta>
</office:document-meta>
</file>